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9.897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7.193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/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MT" fo:font-size="10pt" style:font-name-asian="ArialMT" style:font-name-complex="ArialMT" style:font-size-asian="10pt" style:font-size-complex="10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E2]+[.D2]-1"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table:formula="of:=[.F2]+1" office:value-type="float" office:value="10" calcext:value-type="float">
            <text:p>10</text:p>
          </table:table-cell>
          <table:table-cell table:formula="of:=[.E3]+[.D3]-1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2" office:value-type="string" calcext:value-type="string">
            <text:p>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table:formula="of:=[.F3]+1" office:value-type="float" office:value="13" calcext:value-type="float">
            <text:p>13</text:p>
          </table:table-cell>
          <table:table-cell table:formula="of:=[.E4]+[.D4]-1"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table:formula="of:=[.F4]+1" office:value-type="float" office:value="33" calcext:value-type="float">
            <text:p>33</text:p>
          </table:table-cell>
          <table:table-cell table:formula="of:=[.E5]+[.D5]-1"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table:formula="of:=[.F5]+1" office:value-type="float" office:value="53" calcext:value-type="float">
            <text:p>53</text:p>
          </table:table-cell>
          <table:table-cell table:formula="of:=[.E6]+[.D6]-1"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table:formula="of:=[.F6]+1" office:value-type="float" office:value="63" calcext:value-type="float">
            <text:p>63</text:p>
          </table:table-cell>
          <table:table-cell table:formula="of:=[.E7]+[.D7]-1"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formula="of:=[.F7]+1" office:value-type="float" office:value="71" calcext:value-type="float">
            <text:p>71</text:p>
          </table:table-cell>
          <table:table-cell table:formula="of:=[.E8]+[.D8]-1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1" office:value-type="string" calcext:value-type="string">
            <text:p>1 : homme, 2 : femme, 3 = indétermi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table:formula="of:=[.F8]+1" office:value-type="float" office:value="72" calcext:value-type="float">
            <text:p>72</text:p>
          </table:table-cell>
          <table:table-cell table:formula="of:=[.E9]+[.D9]-1"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table:formula="of:=[.F9]+1" office:value-type="float" office:value="76" calcext:value-type="float">
            <text:p>76</text:p>
          </table:table-cell>
          <table:table-cell table:formula="of:=[.E10]+[.D10]-1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table:formula="of:=[.F10]+1" office:value-type="float" office:value="78" calcext:value-type="float">
            <text:p>78</text:p>
          </table:table-cell>
          <table:table-cell table:formula="of:=[.E11]+[.D11]-1"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formula="of:=[.F11]+1" office:value-type="float" office:value="86" calcext:value-type="float">
            <text:p>86</text:p>
          </table:table-cell>
          <table:table-cell table:formula="of:=[.E12]+[.D12]-1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1" office:value-type="string" calcext:value-type="string">
            <text:p>Valeurs possibles :\n 6 - Mutation\n 7 - Transfert définitif\n 0 - Transfert provisoire\n N - Naissance\n 8 - Domicile\n O - Prélévement d'orga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formula="of:=[.F12]+1" office:value-type="float" office:value="87" calcext:value-type="float">
            <text:p>87</text:p>
          </table:table-cell>
          <table:table-cell table:formula="of:=[.E13]+[.D13]-1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table:formula="of:=[.F13]+1" office:value-type="float" office:value="88" calcext:value-type="float">
            <text:p>88</text:p>
          </table:table-cell>
          <table:table-cell table:formula="of:=[.E14]+[.D14]-1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formula="of:=[.F14]+1" office:value-type="float" office:value="96" calcext:value-type="float">
            <text:p>96</text:p>
          </table:table-cell>
          <table:table-cell table:formula="of:=[.E15]+[.D15]-1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formula="of:=[.F15]+1" office:value-type="float" office:value="97" calcext:value-type="float">
            <text:p>97</text:p>
          </table:table-cell>
          <table:table-cell table:formula="of:=[.E16]+[.D16]-1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table:formula="of:=[.F16]+1" office:value-type="float" office:value="98" calcext:value-type="float">
            <text:p>98</text:p>
          </table:table-cell>
          <table:table-cell table:formula="of:=[.E17]+[.D17]-1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table:formula="of:=[.F17]+1" office:value-type="float" office:value="103" calcext:value-type="float">
            <text:p>103</text:p>
          </table:table-cell>
          <table:table-cell table:formula="of:=[.E18]+[.D18]-1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table:formula="of:=[.F18]+1" office:value-type="float" office:value="107" calcext:value-type="float">
            <text:p>107</text:p>
          </table:table-cell>
          <table:table-cell table:formula="of:=[.E19]+[.D19]-1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table:formula="of:=[.F19]+1" office:value-type="float" office:value="109" calcext:value-type="float">
            <text:p>109</text:p>
          </table:table-cell>
          <table:table-cell table:formula="of:=[.E20]+[.D20]-1"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table:formula="of:=[.F20]+1" office:value-type="float" office:value="117" calcext:value-type="float">
            <text:p>117</text:p>
          </table:table-cell>
          <table:table-cell table:formula="of:=[.E21]+[.D21]-1"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table:formula="of:=[.F21]+1" office:value-type="float" office:value="119" calcext:value-type="float">
            <text:p>119</text:p>
          </table:table-cell>
          <table:table-cell table:formula="of:=[.E22]+[.D22]-1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table:formula="of:=[.F22]+1" office:value-type="float" office:value="121" calcext:value-type="float">
            <text:p>121</text:p>
          </table:table-cell>
          <table:table-cell table:formula="of:=[.E23]+[.D23]-1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table:formula="of:=[.F23]+1" office:value-type="float" office:value="123" calcext:value-type="float">
            <text:p>123</text:p>
          </table:table-cell>
          <table:table-cell table:formula="of:=[.E24]+[.D24]-1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table:formula="of:=[.F24]+1" office:value-type="float" office:value="126" calcext:value-type="float">
            <text:p>126</text:p>
          </table:table-cell>
          <table:table-cell table:formula="of:=[.E25]+[.D25]-1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formula="of:=[.F25]+1" office:value-type="float" office:value="134" calcext:value-type="float">
            <text:p>134</text:p>
          </table:table-cell>
          <table:table-cell table:formula="of:=[.E26]+[.D26]-1" office:value-type="float" office:value="141" calcext:value-type="float">
            <text:p>1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table:formula="of:=[.F26]+1" office:value-type="float" office:value="142" calcext:value-type="float">
            <text:p>142</text:p>
          </table:table-cell>
          <table:table-cell table:formula="of:=[.E27]+[.D27]-1" office:value-type="float" office:value="144" calcext:value-type="float">
            <text:p>1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formula="of:=[.F27]+1" office:value-type="float" office:value="145" calcext:value-type="float">
            <text:p>145</text:p>
          </table:table-cell>
          <table:table-cell table:formula="of:=[.E28]+[.D28]-1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(cf. Note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formula="of:=[.F28]+1" office:value-type="float" office:value="146" calcext:value-type="float">
            <text:p>146</text:p>
          </table:table-cell>
          <table:table-cell table:formula="of:=[.E29]+[.D29]-1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formula="of:=[.F29]+1" office:value-type="float" office:value="147" calcext:value-type="float">
            <text:p>147</text:p>
          </table:table-cell>
          <table:table-cell table:formula="of:=[.E30]+[.D30]-1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table:formula="of:=[.F30]+1" office:value-type="float" office:value="148" calcext:value-type="float">
            <text:p>148</text:p>
          </table:table-cell>
          <table:table-cell table:formula="of:=[.E31]+[.D31]-1"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  <table:table-cell office:value-type="float" office:value="1" calcext:value-type="float">
            <text:p>1</text:p>
          </table:table-cell>
          <table:table-cell table:formula="of:=[.F31]+1" office:value-type="float" office:value="163" calcext:value-type="float">
            <text:p>163</text:p>
          </table:table-cell>
          <table:table-cell table:formula="of:=[.E32]+[.D32]-1" office:value-type="float" office:value="163" calcext:value-type="float">
            <text:p>1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conversion après prise en charge en HP 2 : pas de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  <table:table-cell office:value-type="float" office:value="1" calcext:value-type="float">
            <text:p>1</text:p>
          </table:table-cell>
          <table:table-cell table:formula="of:=[.F32]+1" office:value-type="float" office:value="164" calcext:value-type="float">
            <text:p>164</text:p>
          </table:table-cell>
          <table:table-cell table:formula="of:=[.E33]+[.D33]-1"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prise en charge RAAC 2 : pas de prise en charge RAAC RAAC : récupération améliorée après chirur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  <table:table-cell office:value-type="float" office:value="1" calcext:value-type="float">
            <text:p>1</text:p>
          </table:table-cell>
          <table:table-cell table:formula="of:=[.F33]+1" office:value-type="float" office:value="165" calcext:value-type="float">
            <text:p>165</text:p>
          </table:table-cell>
          <table:table-cell table:formula="of:=[.E34]+[.D34]-1" office:value-type="float" office:value="165" calcext:value-type="float">
            <text:p>16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 (en attente d arbitr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  <table:table-cell office:value-type="float" office:value="1" calcext:value-type="float">
            <text:p>1</text:p>
          </table:table-cell>
          <table:table-cell table:formula="of:=[.F34]+1" office:value-type="float" office:value="166" calcext:value-type="float">
            <text:p>166</text:p>
          </table:table-cell>
          <table:table-cell table:formula="of:=[.E35]+[.D35]-1" office:value-type="float" office:value="166" calcext:value-type="float">
            <text:p>1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 <text:s/>(en attente d arbitr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  <table:table-cell office:value-type="float" office:value="1" calcext:value-type="float">
            <text:p>1</text:p>
          </table:table-cell>
          <table:table-cell table:formula="of:=[.F35]+1" office:value-type="float" office:value="167" calcext:value-type="float">
            <text:p>167</text:p>
          </table:table-cell>
          <table:table-cell table:formula="of:=[.E36]+[.D36]-1" office:value-type="float" office:value="167" calcext:value-type="float">
            <text:p>1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  <table:table-cell office:value-type="float" office:value="1" calcext:value-type="float">
            <text:p>1</text:p>
          </table:table-cell>
          <table:table-cell table:formula="of:=[.F36]+1" office:value-type="float" office:value="168" calcext:value-type="float">
            <text:p>168</text:p>
          </table:table-cell>
          <table:table-cell table:formula="of:=[.E37]+[.D37]-1" office:value-type="float" office:value="168" calcext:value-type="float">
            <text:p>16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A : &lt; <text:s/>à 3 interventions B : égale à 3 interventions C : &gt; à 3 interventions blanc 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n programmé (NP)</text:p>
          </table:table-cell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table:formula="of:=[.F37]+1" office:value-type="float" office:value="169" calcext:value-type="float">
            <text:p>169</text:p>
          </table:table-cell>
          <table:table-cell table:formula="of:=[.E38]+[.D38]-1" office:value-type="float" office:value="169" calcext:value-type="float">
            <text:p>1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: oui, 2: non , blanc = non renseigné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assage par une structure des urgences</text:p>
          </table:table-cell>
          <table:table-cell office:value-type="string" calcext:value-type="string">
            <text:p>PSU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8]+1" office:value-type="float" office:value="170" calcext:value-type="float">
            <text:p>170</text:p>
          </table:table-cell>
          <table:table-cell table:style-name="ce1" table:formula="of:=[.E39]+[.D39]-1" office:value-type="float" office:value="170" calcext:value-type="float">
            <text:p>17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'Blanc' accepté ou valeurs possibles :\n 5 - urgences de l'EG\n U - urgences d'une autre EG\n V - 5 et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70</text:p>
          </table:table-cell>
          <table:table-cell office:value-type="float" office:value="4" calcext:value-type="float">
            <text:p>4</text:p>
          </table:table-cell>
          <table:table-cell table:formula="of:=[.F39]+1" office:value-type="float" office:value="171" calcext:value-type="float">
            <text:p>171</text:p>
          </table:table-cell>
          <table:table-cell table:formula="of:=[.E40]+[.D40]-1"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Changement de ta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  <table:table-cell office:value-type="float" office:value="3" calcext:value-type="float">
            <text:p>3</text:p>
          </table:table-cell>
          <table:table-cell table:formula="of:=[.F40]+1" office:value-type="float" office:value="175" calcext:value-type="float">
            <text:p>175</text:p>
          </table:table-cell>
          <table:table-cell table:formula="of:=[.E41]+[.D41]-1"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table:formula="of:=[.F41]+1" office:value-type="float" office:value="178" calcext:value-type="float">
            <text:p>178</text:p>
          </table:table-cell>
          <table:table-cell table:formula="of:=[.E42]+[.D42]-1"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pan text:style-name="T1">ATTENTION, l</text:span><text:span text:style-name="T2">’extension </text:span><text:span text:style-name="T1">est obligatoire </text:span><text:span text:style-name="T2">lorsqu’</text:span><text:span text:style-name="T1">elle Existe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00/00/0000</text:date>, <text:time style:data-style-name="N2" text:time-value="16:08:50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SS_20_non_20_groupé_20_format_20_020" style:display-name="PageStyle_RSS non groupé format 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5-03T16:12:48.820000000</dc:date>
    <meta:editing-duration>PT2H1M38S</meta:editing-duration>
    <meta:editing-cycles>17</meta:editing-cycles>
    <meta:document-statistic meta:table-count="1" meta:cell-count="559" meta:object-count="0"/>
  </office:meta>
</office:document-meta>
</file>